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6982" officeooo:paragraph-rsid="00196982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fo:font-weight="bold" officeooo:rsid="00196982" officeooo:paragraph-rsid="00196982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bold" officeooo:rsid="00199e19" officeooo:paragraph-rsid="00199e19" style:font-weight-asian="bold" style:font-weight-complex="bold"/>
    </style:style>
    <style:style style:name="P4" style:family="paragraph" style:parent-style-name="Standard" style:list-style-name="L1">
      <style:text-properties style:text-underline-style="none" fo:font-weight="bold" officeooo:rsid="00196982" officeooo:paragraph-rsid="00196982" style:font-weight-asian="bold" style:font-weight-complex="bold"/>
    </style:style>
    <style:style style:name="P5" style:family="paragraph" style:parent-style-name="Standard" style:list-style-name="L1">
      <style:text-properties style:text-underline-style="none" fo:font-weight="normal" officeooo:rsid="00199e19" officeooo:paragraph-rsid="00199e19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e6f88" officeooo:paragraph-rsid="001e6f88" style:font-weight-asian="normal" style:font-weight-complex="normal"/>
    </style:style>
    <style:style style:name="P7" style:family="paragraph" style:parent-style-name="Standard" style:list-style-name="L1">
      <style:text-properties fo:font-style="italic" style:text-underline-style="none" fo:font-weight="normal" officeooo:rsid="00196982" officeooo:paragraph-rsid="00196982" style:font-style-asian="italic" style:font-weight-asian="normal" style:font-style-complex="italic" style:font-weight-complex="normal"/>
    </style:style>
    <style:style style:name="P8" style:family="paragraph" style:parent-style-name="Standard" style:list-style-name="L1">
      <style:text-properties fo:font-style="italic" style:text-underline-style="none" fo:font-weight="normal" officeooo:rsid="001b7a82" officeooo:paragraph-rsid="001b7a82" style:font-style-asian="italic" style:font-weight-asian="normal" style:font-style-complex="italic" style:font-weight-complex="normal"/>
    </style:style>
    <style:style style:name="T1" style:family="text">
      <style:text-properties officeooo:rsid="00199e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6f8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duino Notes</text:p>
      <text:p text:style-name="P1"/>
      <text:list xml:id="list4562398856420524557" text:style-name="L1">
        <text:list-item>
          <text:p text:style-name="P2">1. Ardiuno Functionality</text:p>
          <text:list>
            <text:list-item>
              <text:p text:style-name="P4">Key Components</text:p>
              <text:list>
                <text:list-item>
                  <text:p text:style-name="P7">ATMEL micro-controller</text:p>
                  <text:list>
                    <text:list-item>
                      <text:p text:style-name="P8">the brains of the operation</text:p>
                    </text:list-item>
                  </text:list>
                </text:list-item>
                <text:list-item>
                  <text:p text:style-name="P7">USB programming/ communication interface(s)</text:p>
                </text:list-item>
                <text:list-item>
                  <text:p text:style-name="P7">Voltage regulator and power connections</text:p>
                </text:list-item>
                <text:list-item>
                  <text:p text:style-name="P7">breakout I/O pins</text:p>
                </text:list-item>
                <text:list-item>
                  <text:p text:style-name="P7">Debug, Power, and RX/TX LED's</text:p>
                  <text:list>
                    <text:list-item>
                      <text:p text:style-name="P8">Lights that indicate the current operating mode <text:s/>of the board </text:p>
                    </text:list-item>
                  </text:list>
                </text:list-item>
                <text:list-item>
                  <text:p text:style-name="P7">Reset button</text:p>
                </text:list-item>
                <text:list-item>
                  <text:p text:style-name="P7">In-circuit serial programmer (ICSP) connector(s<text:span text:style-name="T1">)</text:span></text:p>
                </text:list-item>
              </text:list>
            </text:list-item>
          </text:list>
        </text:list-item>
        <text:list-item>
          <text:p text:style-name="P3">Program Requirements and structure notes</text:p>
          <text:list>
            <text:list-item>
              <text:p text:style-name="P5">A <text:span text:style-name="T2">void setup()</text:span> function is required in every Arduino program</text:p>
              <text:list>
                <text:list-item>
                  <text:p text:style-name="P5">***the void setup is used <text:s/>to program changes into the Arduino</text:p>
                </text:list-item>
                <text:list-item>
                  <text:p text:style-name="P6">using <text:span text:style-name="T2">pinMode () </text:span>you can toggle between the input and output of the digital pins on the board. Pins are set to input by default</text:p>
                </text:list-item>
              </text:list>
            </text:list-item>
            <text:list-item>
              <text:p text:style-name="P5"><text:span text:style-name="T3">A</text:span> <text:span text:style-name="T2">void loop ()</text:span> function is required in every Arduino program</text:p>
              <text:list>
                <text:list-item>
                  <text:p text:style-name="P5">***the “ void loop () “ runs an action in a loop based on the parameters set upon it; ideally you want these to correspond with the code in “ void setup () “ </text:p>
                </text:list-item>
              </text:list>
            </text:list-item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23:22:14.587130558</meta:creation-date>
    <dc:date>2015-08-13T21:19:34.139842644</dc:date>
    <meta:editing-duration>PT11H50M2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162" meta:character-count="893" meta:non-whitespace-character-count="763"/>
  </office:meta>
</office:document-meta>
</file>